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svg:stroke-color="#000000" draw:marker-start="Arrow" draw:marker-start-width="0.254cm" draw:marker-end="Arrow" draw:marker-end-width="0.254cm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0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3" style:family="graphic" style:parent-style-name="objectwithoutfill">
      <style:graphic-properties draw:marker-start="" draw:marker-start-width="0.254cm" draw:marker-end="Arrow" draw:marker-end-width="0.254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polyline draw:style-name="gr3" draw:layer="layout" svg:width="0cm" svg:height="0.863cm" svg:x="4.269cm" svg:y="12.099cm" svg:viewBox="0 0 0 864" draw:points="0,0 0,582 0,864">
          <text:p/>
        </draw:polyline>
        <draw:polyline draw:style-name="gr4" draw:layer="layout" svg:width="0cm" svg:height="0.863cm" svg:x="16.469cm" svg:y="12.1cm" svg:viewBox="0 0 0 864" draw:points="0,0 0,582 0,864">
          <text:p/>
        </draw:polyline>
        <draw:polyline draw:style-name="gr5" draw:layer="layout" svg:width="3.454cm" svg:height="3.657cm" svg:x="15.706cm" svg:y="2.752cm" svg:viewBox="0 0 3455 3658" draw:points="0,0 2702,0 2702,3658 3455,3658">
          <text:p/>
        </draw:polyline>
        <draw:rect draw:style-name="gr6" draw:layer="layout" svg:width="0.483cm" svg:height="0.247cm" svg:x="15.452cm" svg:y="5.241cm">
          <text:p/>
        </draw:rect>
        <draw:rect draw:style-name="gr6" xml:id="id12" draw:id="id12" draw:layer="layout" svg:width="0.483cm" svg:height="0.247cm" svg:x="15.453cm" svg:y="5.242cm">
          <text:p/>
        </draw:rect>
        <draw:frame draw:style-name="gr7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8" draw:layer="layout" svg:width="0.249cm" svg:height="0.499cm" svg:x="1.5cm" svg:y="12.8cm" svg:viewBox="0 0 250 500" draw:points="0,0 250,250 0,500">
            <text:p/>
          </draw:polyline>
          <draw:frame draw:style-name="gr9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10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11" draw:layer="layout" svg:x1="1.5cm" svg:y1="12.55cm" svg:x2="1.75cm" svg:y2="12.55cm">
            <text:p/>
          </draw:line>
        </draw:g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polyline draw:style-name="gr1" draw:layer="layout" svg:width="2.92cm" svg:height="0cm" svg:x="12.582cm" svg:y="11.896cm" svg:viewBox="0 0 2921 0" draw:points="0,0 1969,0 2921,0">
          <text:p/>
        </draw:polyline>
        <draw:polyline draw:style-name="gr13" draw:layer="layout" svg:width="2.971cm" svg:height="0cm" svg:x="5.495cm" svg:y="11.951cm" svg:viewBox="0 0 2972 0" draw:points="0,0 2003,0 2972,0">
          <text:p/>
        </draw:polyline>
        <draw:polyline draw:style-name="gr13" draw:layer="layout" svg:width="3.58cm" svg:height="0cm" svg:x="11.922cm" svg:y="10.652cm" svg:viewBox="0 0 3581 0" draw:points="0,0 2414,0 3581,0">
          <text:p/>
        </draw:polyline>
        <draw:polyline draw:style-name="gr13" draw:layer="layout" svg:width="3.58cm" svg:height="0cm" svg:x="11.924cm" svg:y="9.169cm" svg:viewBox="0 0 3581 0" draw:points="0,0 2414,0 3581,0">
          <text:p/>
        </draw:polyline>
        <draw:polyline draw:style-name="gr2" draw:layer="layout" svg:width="3.58cm" svg:height="0cm" svg:x="11.925cm" svg:y="7.569cm" svg:viewBox="0 0 3581 0" draw:points="0,0 2414,0 3581,0">
          <text:p/>
        </draw:polyline>
        <draw:polyline draw:style-name="gr1" draw:layer="layout" svg:width="2.67cm" svg:height="0cm" svg:x="12.836cm" svg:y="6.07cm" svg:viewBox="0 0 2671 0" draw:points="0,0 1801,0 2671,0">
          <text:p/>
        </draw:polyline>
        <draw:polyline draw:style-name="gr13" draw:layer="layout" svg:width="3.58cm" svg:height="0cm" svg:x="11.925cm" svg:y="4.769cm" svg:viewBox="0 0 3581 0" draw:points="0,0 2414,0 3581,0">
          <text:p/>
        </draw:polyline>
        <draw:polyline draw:style-name="gr13" draw:layer="layout" svg:width="3.58cm" svg:height="0cm" svg:x="11.926cm" svg:y="3.469cm" svg:viewBox="0 0 3581 0" draw:points="0,0 2414,0 3581,0">
          <text:p/>
        </draw:polyline>
        <draw:polyline draw:style-name="gr1" draw:layer="layout" svg:width="3.334cm" svg:height="0cm" svg:x="5.572cm" svg:y="7.57cm" svg:viewBox="0 0 3335 0" draw:points="0,0 2248,0 3335,0">
          <text:p/>
        </draw:polyline>
        <draw:polyline draw:style-name="gr13" draw:layer="layout" svg:width="3.385cm" svg:height="0cm" svg:x="5.521cm" svg:y="4.77cm" svg:viewBox="0 0 3386 0" draw:points="0,0 2282,0 3386,0">
          <text:p/>
        </draw:polyline>
        <draw:polyline draw:style-name="gr13" draw:layer="layout" svg:width="3.385cm" svg:height="0cm" svg:x="5.522cm" svg:y="3.47cm" svg:viewBox="0 0 3386 0" draw:points="0,0 2282,0 3386,0">
          <text:p/>
        </draw:polyline>
        <draw:polyline draw:style-name="gr1" draw:layer="layout" svg:width="3.334cm" svg:height="0cm" svg:x="5.573cm" svg:y="7.27cm" svg:viewBox="0 0 3335 0" draw:points="0,0 2248,0 3335,0">
          <text:p/>
        </draw:polyline>
        <draw:polyline draw:style-name="gr14" draw:layer="layout" svg:width="1.879cm" svg:height="6.19cm" svg:x="7.019cm" svg:y="2.955cm" svg:viewBox="0 0 1880 6191" draw:points="1880,6191 0,6191 0,0">
          <text:p/>
        </draw:polyline>
        <draw:polyline draw:style-name="gr14" draw:layer="layout" svg:width="2.082cm" svg:height="7.795cm" svg:x="6.816cm" svg:y="2.955cm" svg:viewBox="0 0 2083 7796" draw:points="2083,7796 0,7796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361cm" svg:height="7.111cm" svg:x="11.922cm" svg:y="2.981cm" svg:viewBox="0 0 2362 7112" draw:points="0,7112 2362,7112 2362,0">
          <text:p/>
        </draw:polyline>
        <draw:polyline draw:style-name="gr13" draw:layer="layout" svg:width="0.838cm" svg:height="0cm" svg:x="8.035cm" svg:y="2.828cm" svg:viewBox="0 0 839 0" draw:points="0,0 566,0 839,0">
          <text:p/>
        </draw:polyline>
        <draw:polyline draw:style-name="gr15" draw:layer="layout" svg:width="1.092cm" svg:height="0cm" svg:x="1.939cm" svg:y="7.096cm" svg:viewBox="0 0 1093 0" draw:points="1093,0 356,0 0,0">
          <text:p/>
        </draw:polyline>
        <draw:polyline draw:style-name="gr16" draw:layer="layout" svg:width="3.25cm" svg:height="4.088cm" svg:x="1.889cm" svg:y="2.27cm" svg:viewBox="0 0 3251 4089" draw:points="3251,0 491,0 491,4089 0,4089">
          <text:p/>
        </draw:polyline>
        <draw:polyline draw:style-name="gr17" draw:layer="layout" svg:width="1.166cm" svg:height="0cm" svg:x="17.865cm" svg:y="7.096cm" svg:viewBox="0 0 1167 0" draw:points="1167,0 380,0 0,0">
          <text:p/>
        </draw:polyline>
        <draw:polyline draw:style-name="gr2" draw:layer="layout" svg:width="2.92cm" svg:height="0cm" svg:x="12.583cm" svg:y="11.669cm" svg:viewBox="0 0 2921 0" draw:points="0,0 1969,0 2921,0">
          <text:p/>
        </draw:polyline>
        <draw:polyline draw:style-name="gr18" draw:layer="layout" svg:width="7.441cm" svg:height="0.888cm" svg:x="5.521cm" svg:y="2.955cm" svg:viewBox="0 0 7442 889" draw:points="0,889 7442,889 7442,0">
          <text:p/>
        </draw:polyline>
        <draw:polyline draw:style-name="gr13" draw:layer="layout" svg:width="3.428cm" svg:height="0cm" svg:x="5.495cm" svg:y="10.351cm" svg:viewBox="0 0 3429 0" draw:points="0,0 2311,0 3429,0">
          <text:p/>
        </draw:polyline>
        <draw:rect draw:style-name="gr19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6" xml:id="id2" draw:id="id2" draw:layer="layout" svg:width="0.483cm" svg:height="0.356cm" svg:x="13.093cm" svg:y="2.651cm">
          <text:p/>
        </draw:rect>
        <draw:connector draw:style-name="gr20" draw:layer="layout" draw:line-skew="-0.516cm -0.437cm" svg:x1="8.875cm" svg:y1="5.983cm" svg:x2="13.334cm" svg:y2="3.007cm" draw:start-shape="id1" draw:start-glue-point="3" draw:end-shape="id2" draw:end-glue-point="2" svg:d="M8875 5983h-1017v-1986h5476v-990">
          <text:p/>
        </draw:connector>
        <draw:rect draw:style-name="gr6" xml:id="id3" draw:id="id3" draw:layer="layout" svg:width="0.483cm" svg:height="0.251cm" svg:x="11.464cm" svg:y="7.073cm">
          <text:p/>
        </draw:rect>
        <draw:connector draw:style-name="gr18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6" xml:id="id5" draw:id="id5" draw:layer="layout" svg:width="0.483cm" svg:height="0.356cm" svg:x="5.064cm" svg:y="6.033cm">
          <text:p/>
        </draw:rect>
        <draw:connector draw:style-name="gr18" draw:layer="layout" svg:x1="5.547cm" svg:y1="6.211cm" svg:x2="8.874cm" svg:y2="6.211cm" draw:start-shape="id5" draw:start-glue-point="1" svg:d="M5547 6211h3327">
          <text:p/>
        </draw:connector>
        <draw:rect draw:style-name="gr19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  <draw:rect draw:style-name="gr6" xml:id="id6" draw:id="id6" draw:layer="layout" svg:width="0.483cm" svg:height="0.356cm" svg:x="11.771cm" svg:y="5.586cm">
          <text:p/>
        </draw:rect>
        <draw:rect draw:style-name="gr6" xml:id="id8" draw:id="id8" draw:layer="layout" svg:width="0.483cm" svg:height="0.321cm" svg:x="11.774cm" svg:y="5.886cm">
          <text:p/>
        </draw:rect>
        <draw:rect draw:style-name="gr6" xml:id="id7" draw:id="id7" draw:layer="layout" svg:width="0.483cm" svg:height="0.356cm" svg:x="10.571cm" svg:y="5.587cm">
          <text:p/>
        </draw:rect>
        <draw:rect draw:style-name="gr6" xml:id="id9" draw:id="id9" draw:layer="layout" svg:width="0.483cm" svg:height="0.321cm" svg:x="10.574cm" svg:y="5.887cm">
          <text:p/>
        </draw:rect>
        <draw:connector draw:style-name="gr18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8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6" xml:id="id10" draw:id="id10" draw:layer="layout" svg:width="0.483cm" svg:height="0.356cm" svg:x="11.772cm" svg:y="6.287cm">
          <text:p/>
        </draw:rect>
        <draw:rect draw:style-name="gr6" xml:id="id11" draw:id="id11" draw:layer="layout" svg:width="0.483cm" svg:height="0.356cm" svg:x="10.572cm" svg:y="6.288cm">
          <text:p/>
        </draw:rect>
        <draw:connector draw:style-name="gr21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9" draw:text-style-name="P5" draw:layer="layout" svg:width="1.994cm" svg:height="1.041cm" svg:x="11.7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rect draw:style-name="gr6" xml:id="id13" draw:id="id13" draw:layer="layout" svg:width="0.483cm" svg:height="0.266cm" svg:x="8.871cm" svg:y="5.585cm">
          <text:p/>
        </draw:rect>
        <draw:rect draw:style-name="gr6" xml:id="id4" draw:id="id4" draw:layer="layout" svg:width="0.483cm" svg:height="0.247cm" svg:x="8.874cm" svg:y="6.359cm">
          <text:p/>
        </draw:rect>
        <draw:rect draw:style-name="gr6" xml:id="id1" draw:id="id1" draw:layer="layout" svg:width="0.483cm" svg:height="0.247cm" svg:x="8.875cm" svg:y="5.86cm">
          <text:p/>
        </draw:rect>
        <draw:rect draw:style-name="gr6" draw:layer="layout" svg:width="0.483cm" svg:height="0.247cm" svg:x="8.875cm" svg:y="6.36cm">
          <text:p/>
        </draw:rect>
        <draw:rect draw:style-name="gr6" draw:layer="layout" svg:width="0.483cm" svg:height="0.247cm" svg:x="8.874cm" svg:y="6.082cm">
          <text:p/>
        </draw:rect>
        <draw:connector draw:style-name="gr18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9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polyline draw:style-name="gr21" draw:layer="layout" svg:width="1.039cm" svg:height="0.685cm" svg:x="4.098cm" svg:y="2.625cm" svg:viewBox="0 0 1040 686" draw:points="1040,0 0,0 0,686">
          <text:p/>
        </draw:polyline>
        <draw:rect draw:style-name="gr19" draw:text-style-name="P5" draw:layer="layout" svg:width="2.555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19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2" draw:text-style-name="P6" draw:layer="layout" svg:width="18cm" svg:height="11.988cm" svg:x="1.508cm" svg:y="1.457cm">
          <text:p/>
        </draw:rect>
        <draw:rect draw:style-name="gr19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rect draw:style-name="gr19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  <draw:polyline draw:style-name="gr14" draw:layer="layout" svg:width="1.955cm" svg:height="9.194cm" svg:x="12.582cm" svg:y="2.981cm" svg:viewBox="0 0 1956 9195" draw:points="0,9195 1956,9195 1956,0">
          <text:p/>
        </draw:polyline>
        <draw:rect draw:style-name="gr19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polyline draw:style-name="gr23" draw:layer="layout" svg:width="1.662cm" svg:height="1.46cm" svg:x="11.986cm" svg:y="2.955cm" svg:viewBox="0 0 1663 1461" draw:points="0,1461 1663,1461 1663,0">
          <text:p/>
        </draw:polyline>
        <draw:polyline draw:style-name="gr14" draw:layer="layout" svg:width="2.081cm" svg:height="5.918cm" svg:x="11.922cm" svg:y="2.955cm" svg:viewBox="0 0 2082 5919" draw:points="0,5919 2082,5919 2082,0">
          <text:p/>
        </draw:polyline>
        <draw:polyline draw:style-name="gr23" draw:layer="layout" svg:width="1.912cm" svg:height="4.851cm" svg:x="7.223cm" svg:y="2.955cm" svg:viewBox="0 0 1913 4852" draw:points="1913,4852 0,4852 0,0">
          <text:p/>
        </draw:polyline>
        <draw:rect draw:style-name="gr19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rect draw:style-name="gr19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12" draw:text-style-name="P3" draw:layer="layout" svg:width="1.88cm" svg:height="0.559cm" svg:x="17.13cm" svg:y="1.482cm">
          <text:p><text:span text:style-name="T3">MMIO</text:span></text:p>
        </draw:rect>
        <draw:polyline draw:style-name="gr21" draw:layer="layout" svg:width="2.437cm" svg:height="0.405cm" svg:x="15.605cm" svg:y="2.041cm" svg:viewBox="0 0 2438 406" draw:points="0,406 2438,406 2438,0">
          <text:p/>
        </draw:polyline>
        <draw:rect draw:style-name="gr19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37M54S</meta:editing-duration>
    <meta:editing-cycles>191</meta:editing-cycles>
    <meta:generator>OpenOffice/4.1.6$Unix OpenOffice.org_project/416m1$Build-9790</meta:generator>
    <dc:date>2019-12-02T09:06:53</dc:date>
    <dc:creator>Francois Abel</dc:creator>
    <meta:printed-by>Francois Abel</meta:printed-by>
    <meta:print-date>2018-11-01T20:08:16.68</meta:print-date>
    <meta:document-statistic meta:object-count="84"/>
  </office:meta>
</office:document-meta>
</file>